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user-index text:style-name="Sect1" text:protected="true" text:name="User-Defined1">
        <text:user-index-source text:use-index-marks="true" text:index-name="User-Defined">
          <text:index-title-template text:style-name="Caption">Examples</text:index-title-template>
          <text:user-index-entry-template text:outline-level="1" text:style-name="User_20_Index_20_1">
            <text:index-entry-text text:style-name="Default"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2" text:name="User-Defined1_Head">
            <text:p text:style-name="Caption">Examples</text:p>
          </text:index-title>
        </text:index-body>
      </text:user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DE_20_LISTING" style:display-name="CODE LISTING" style:family="paragraph" style:parent-style-name="Standard" style:class="text">
      <style:paragraph-properties fo:text-align="start" style:justify-single-word="false"/>
      <style:text-properties style:font-name="Courier New" fo:font-size="9pt" fo:font-weight="normal"/>
    </style:style>
    <style:style style:name="CODE_20_LISTING_20_LARGE" style:display-name="CODE LISTING LARGE" style:family="paragraph" style:parent-style-name="CODE_20_LISTING" style:class="text">
      <style:text-properties fo:font-size="12pt"/>
    </style:style>
    <style:style style:name="Example" style:family="paragraph" style:parent-style-name="CODE_20_LISTING" style:list-style-name="" style:class="text" style:master-page-name="">
      <style:paragraph-properties fo:keep-together="always" style:page-number="auto" fo:padding="0.0201in" fo:border="0.0138in solid #000000" style:shadow="none"/>
    </style:style>
    <style:style style:name="Example_20_Numbered" style:display-name="Example Numbered" style:family="paragraph" style:parent-style-name="Example" style:list-style-name="Numbering_20_1">
      <style:paragraph-properties text:number-lines="false" text:line-number="1"/>
    </style:style>
    <style:style style:name="Caption_20_in_20_TOC" style:display-name="Caption in TOC" style:family="paragraph" style:parent-style-name="Caption" style:next-style-name="Standard" style:list-style-name="Numbering_20_1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xample_20_Frame_20_Contents" style:display-name="Example Frame Contents" style:family="paragraph" style:parent-style-name="CODE_20_LISTING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lename" style:family="text">
      <style:text-properties style:font-name="Courier New" fo:font-size="12pt" fo:font-weight="normal" style:font-name-asian="Microsoft YaHei" style:font-size-asian="115%" style:font-weight-asian="bold" style:font-name-complex="Mangal" style:font-size-complex="115%" style:font-weight-complex="bold"/>
    </style:style>
    <style:style style:name="Numbering_20_Symbols" style:display-name="Numbering Symbols" style:family="text"/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ExampleFrame" style:family="graphic" style:parent-style-name="Frame">
      <style:graphic-properties svg:width="6.2327in" style:rel-width="90%" fo:min-height="0.1402in" text:anchor-type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12:05:48.48</meta:creation-date>
    <dc:title>Techref</dc:title>
    <meta:editing-duration>PT8M1S</meta:editing-duration>
    <meta:editing-cycles>8</meta:editing-cycles>
    <meta:generator>OpenOffice.org/3.3$Win32 OpenOffice.org_project/330m20$Build-9567</meta:generator>
    <dc:date>2011-03-17T12:31:21.21</dc:date>
    <meta:document-statistic meta:table-count="0" meta:image-count="0" meta:object-count="0" meta:page-count="1" meta:paragraph-count="1" meta:word-count="1" meta:character-count="8"/>
    <meta:template xlink:type="simple" xlink:actuate="onRequest" xlink:title="Techref" xlink:href="file:///C:/Users/jdonelson/AppData/Roaming/OpenOffice.org/3/user/template/Techref.ott" meta:date="2011-03-17T12:05:47.97"/>
  </office:meta>
</office:document-meta>
</file>